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1456f4"/>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paragraph-properties fo:margin-top="0cm" fo:margin-bottom="0cm" loext:contextual-spacing="false"/>
    </style:style>
    <style:style style:name="P7" style:family="paragraph" style:parent-style-name="Text_20_body" style:list-style-name="L2">
      <style:paragraph-properties fo:margin-top="0cm" fo:margin-bottom="0cm" loext:contextual-spacing="false"/>
    </style:style>
    <style:style style:name="P8" style:family="paragraph" style:parent-style-name="Text_20_body" style:list-style-name="L3">
      <style:paragraph-properties fo:margin-top="0cm" fo:margin-bottom="0cm" loext:contextual-spacing="false"/>
    </style:style>
    <style:style style:name="P9" style:family="paragraph" style:parent-style-name="Text_20_body" style:list-style-name="L4">
      <style:paragraph-properties fo:margin-top="0cm" fo:margin-bottom="0cm" loext:contextual-spacing="false"/>
    </style:style>
    <style:style style:name="P10" style:family="paragraph" style:parent-style-name="Heading_20_2">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1" style:family="paragraph" style:parent-style-name="Preformatted_20_Text">
      <style:paragraph-properties fo:margin-top="0cm" fo:margin-bottom="0.499cm" loext:contextual-spacing="false"/>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https://www.clavei.es/blog/integrar-wordpress-en-prestashop/</text:h>
      <text:h text:style-name="Heading_20_2" text:outline-level="2">Integrar WordPress en Prestashop paso a paso</text:h>
      <text:p text:style-name="Text_20_body">Os voy a mostrar a nivel técnico cuales son los pasos a realizar:<text:line-break/><text:span text:style-name="Strong_20_Emphasis">1. Instalar WordPress:</text:span><text:line-break/><text:a xlink:type="simple" xlink:href="https://es.wordpress.org/txt-download/" office:target-frame-name="_blank" xlink:show="new" text:style-name="Internet_20_link" text:visited-style-name="Visited_20_Internet_20_Link"><text:span text:style-name="T1">Descargar la última versión de WordPress desde la página oficial</text:span></text:a>. Acceder al FTP, crear en el directorio raíz de la tienda una nueva carpeta llamada /blog y seguidamente subir los ficheros WordPress que hemos descargado.<text:line-break/><text:span text:style-name="Strong_20_Emphasis">2. Configurar WordPress:</text:span><text:line-break/>Si por ejemplo nuestra tienda es <text:span text:style-name="Strong_20_Emphasis"><text:span text:style-name="Emphasis"><text:span text:style-name="T1">www.shop.es/blog</text:span></text:span></text:span>, simplemente abrir un navegador e introducir <text:span text:style-name="Strong_20_Emphasis"><text:span text:style-name="Emphasis"><text:span text:style-name="T1">www.shop.es/blog</text:span></text:span></text:span>. En el asistente de configuración, vamos a indicar que la base de datos es la misma que la de nuestra tienda, y además, recomiendo dejar el prefijo de tablas por defecto, y de esta forma poder diferenciarlas con las de Prestashop.<text:line-break/><text:span text:style-name="Strong_20_Emphasis">3. Integrar estilos:</text:span><text:line-break/>En este punto, tenemos instalado nuestro WordPress, pero lo ideal es que la estructura del blog sea la misma que la de nuestra tienda online, por lo que debemos modificar los ficheros de la cabecera y pie de página.<text:line-break/>Buscar el archivo header.php dentro del template utilizado en WordPress (por defecto twentytwelve) y reemplazar por estas líneas:</text:p>
      <text:p text:style-name="Preformatted_20_Text">&lt;?php</text:p>
      <text:p text:style-name="Preformatted_20_Text"><text:s text:c="2"/>require_once(dirname(__FILE__).'/../../../../config/config.inc.php');</text:p>
      <text:p text:style-name="Preformatted_20_Text"><text:s text:c="2"/>require_once(dirname(__FILE__).'/../../../../header.php');</text:p>
      <text:p text:style-name="P2">?&gt;</text:p>
      <text:p text:style-name="Text_20_body">también reemplazar footer.php por estas:</text:p>
      <text:p text:style-name="Preformatted_20_Text">&lt;?php</text:p>
      <text:p text:style-name="Preformatted_20_Text"><text:s text:c="2"/>require_once(dirname(__FILE__).'/../../../../config/config.inc.php');</text:p>
      <text:p text:style-name="Preformatted_20_Text"><text:s text:c="2"/>require_once(dirname(__FILE__).'/../../../../footer.php');</text:p>
      <text:p text:style-name="P2">?&gt;</text:p>
      <text:p text:style-name="Text_20_body">Ahora solo queda abrir el blog y ver que como ha quedado. En el caso de que algo no haya encajado bien o deseemos cambiar, simplemente jugaremos con el ajuste de los estilos.<text:line-break/><text:span text:style-name="Strong_20_Emphasis">4. Acceso desde Prestashop</text:span><text:line-break/>Por último y no menos importante, es atraer a los usuarios de la tienda a nuestro blog. En este punto tenemos varias posibilidades, como añadir un enlace en la barra superior, en el pie de página, un banner, enlaces desde la ficha de producto, etc. Si decidimos insertar un enlace en el menú superior, nos vamos a Módulos Instalados en nuestro BackOffice, buscamos el módulo correspondiente al menú configurado y añadimos una nueva entrada llamada Blog enlazando a <text:span text:style-name="Strong_20_Emphasis"><text:span text:style-name="Emphasis"><text:span text:style-name="T1">www.shop.es/blog</text:span></text:span></text:span>.</text:p>
      <text:h text:style-name="Heading_20_2" text:outline-level="2">¿Qué ventajas nos aporta la integración de WordPress en Prestashop?</text:h>
      <text:p text:style-name="Text_20_body">Aunque de momento no existen módulos que permitan una integración de WordPress en Prestashop, puesto que requiere de un perfil técnico, entre sus múltiples ventajas podemos destacar:</text:p>
      <text:list xml:id="list1404126678" text:style-name="L3">
        <text:list-item>
          <text:p text:style-name="P8">WordPress y Google son grandes amigos. </text:p>
        </text:list-item>
        <text:list-item>
          <text:p text:style-name="P8">Preocúpate solamente de escribir: Es cierto que en la tienda de Prestashop disponemos de multitud de módulos para instalar nuestro blog, pero cuando nos lanzamos a utilizar las distintas posibilidades nos damos cuenta de algo muy importante, la complejidad a la hora de gestionar las publicaciones. Esto queda solucionado con la integración con WordPress. </text:p>
        </text:list-item>
        <text:list-item>
          <text:p text:style-name="P8"><text:soft-page-break/>Mayor personalización: En WordPress disponemos de infinidad de extras (no ecommerce) donde conseguir una personalización completa de nuestro blog a un coste inferior. </text:p>
        </text:list-item>
        <text:list-item>
          <text:p text:style-name="P4">Venta parece “menos directa y menos agresiva”. </text:p>
        </text:list-item>
      </text:list>
      <text:p text:style-name="Text_20_body"/>
      <text:p text:style-name="Standard"><text:a xlink:type="simple" xlink:href="https://es.econsultoria.net/blog/como-integrar-wordpress-en-prestashop/" text:style-name="Internet_20_link" text:visited-style-name="Visited_20_Internet_20_Link">https://es.econsultoria.net/blog/como-integrar-wordpress-en-prestashop/</text:a></text:p>
      <text:p text:style-name="Text_20_body"><text:span text:style-name="Strong_20_Emphasis">La integración de WordPress en Prestashop tiene sus ventajas</text:span>, ya que con ella se <text:span text:style-name="Strong_20_Emphasis">mejora el posicionamiento de la web</text:span> por el rastreador de los motores de búsqueda lo cual, a su vez, se traduce en el aumento de las ventas de la tienda online y la integración de diversas plataformas en WordPress.</text:p>
      <text:h text:style-name="Heading_20_2" text:outline-level="2"><text:span text:style-name="Strong_20_Emphasis">Condiciones para la integración de WordPress en Prestashop</text:span></text:h>
      <text:p text:style-name="Text_20_body">Antes de la integración debes asegurarte de <text:span text:style-name="Strong_20_Emphasis">cumplir con los requisitos técnicos necesarios para su ejecución</text:span>, tales como la disponibilidad en el servidor de las versiones actualizadas de MySQL aplicable prácticamente a todas las plataformas, incluyendo Linux, UNIX y Windows; así como también el Php, que se instala en el servidor y funciona con versiones de Apache, Microsoft IIs, Netscape Enterprise Server y otros.</text:p>
      <text:h text:style-name="Heading_20_2" text:outline-level="2"><text:span text:style-name="Strong_20_Emphasis">El proceso de unificación puede resultar sencillo y rápido </text:span></text:h>
      <text:p text:style-name="Text_20_body"><text:span text:style-name="Strong_20_Emphasis">Prestashop tiene una instalación básica y facilita el manejo del comercio a través de una tienda online, y WordPress no es más que un sistema diseñado para la creación de cualquier tipo de sitio web</text:span>, entre los cuales destaca el creciente desarrollo de blogs y páginas web comerciales. De modo, que con esta integración se puede lograr unificar tu sitio web y blogs en un elemento conjunto.</text:p>
      <text:p text:style-name="Text_20_body">La integración puede realizarse en 9 sencillos pasos:</text:p>
      <text:list xml:id="list1157312894" text:style-name="L4">
        <text:list-item>
          <text:p text:style-name="P9">Primero, debes tener instalado prestashop en tu web</text:p>
        </text:list-item>
        <text:list-item>
          <text:p text:style-name="P9">Tras instalarte el primer elemento, nos descargamos WordPress en http://es.wordpress.org/ y descomprimimos los archivos.</text:p>
        </text:list-item>
        <text:list-item>
          <text:p text:style-name="P9">Tras instalarte el primer elemento, se procede a integrar wordpress dentro de prestashop, incluyendolo en la carpeta denominada blog y utilizando el tema twentytwelve.</text:p>
        </text:list-item>
        <text:list-item>
          <text:p text:style-name="P9">Seguidamente, se descarga el archivo adjunto contenido.</text:p>
        </text:list-item>
        <text:list-item>
          <text:p text:style-name="P9">Dicho archivo se encuentra en versión comprimida, por lo cual debe descomprimirse.</text:p>
        </text:list-item>
        <text:list-item>
          <text:p text:style-name="P9">Tras haberse descomprimido, se copia la totalidad del contenido de la carpeta denominada “integrar con wp” y se vacía en la carpeta de prestashop.</text:p>
        </text:list-item>
        <text:list-item>
          <text:p text:style-name="P9">Ubicar el elemento “módulo cabecera WordPress” contenido dentro del administrador de prestashop en la sección Módulos.</text:p>
        </text:list-item>
        <text:list-item>
          <text:p text:style-name="P9">Instalar el Módulo Cabecera WordPress.</text:p>
        </text:list-item>
        <text:list-item>
          <text:p text:style-name="P5">Crear los enlaces necesarios a la ruta <text:a xlink:type="simple" xlink:href="http://www.mitienda/blog" text:style-name="Internet_20_link" text:visited-style-name="Visited_20_Internet_20_Link">http://www.mitienda/blog</text:a>, por ejemplo el módulo “Menú Horizontal Inferior”</text:p>
        </text:list-item>
      </text:list>
      <text:p text:style-name="Text_20_body">De esta manera, si has seguido al pie de la letra las especificaciones para la integración, puedes comenzar a disfrutar de los beneficios de integrar WordPress en Prestashop, tales como tener el potencial del núcleo de Prestashop para tu tienda online con el poder de WordPress que te permite mejorar el posicionamiento de tu tienda online.</text:p>
      <text:p text:style-name="Text_20_body">WordPress es un recurso libre y gratuito, además es la manera más sencilla y eficaz de implementar un blog. El sitio oficial para la descarga de WordPress <text:a xlink:type="simple" xlink:href="http://es.wordpress.org/" text:style-name="Internet_20_link" text:visited-style-name="Visited_20_Internet_20_Link">http://es.wordpress.org/</text:a> en español.</text:p>
      <text:p text:style-name="Text_20_body"><text:soft-page-break/>Integrados estos recursos, se obtiene la maravillosa ventaja de que el usuario navegue y pueda encontrar estratégicamente posicionado tu blog en los listados de los motores de búsqueda o referenciado con un enlace compartido, y al ingresar en el blog se encuentra en el entorno de la tienda online.</text:p>
      <text:p text:style-name="Text_20_body">De esta manera, se vinculan no solo dos programas, o un blog con una tienda online, sino también los artículos relacionados de algún modo entre sí, que además deben ser elegidos según el perfil de los usuarios a quienes van dirigidos sus productos.</text:p>
      <text:p text:style-name="Text_20_body">La intención de conjugar estos elementos en un todo para complementarse, generan mayor interés en los visitantes de la web, traduciéndose en una excelente estrategia de mercadotecnia que se proyectará en el incremento de las ventas.</text:p>
      <text:p text:style-name="Text_20_body">Además, puedes integrar otros elementos que enriquezcan el contenido, y por tanto, aumenten el interés de los usuarios por el sitio, incluyendo banners, enlaces y recursos multimedia.</text:p>
      <text:p text:style-name="Text_20_body">Sin duda, partir de la iniciativa de mejorar tu tienda online con recursos de tus blogs, a través de la utilización de un recurso gratuito y además sencillo de instalar, resultan ser una gran inversión de tiempo y dedicación, más aún si decides asesorarte con un freelance de mercadotecnia que elija temas y herramientas claves para el éxito de tu negoci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5T10:50:51.336073489</meta:creation-date>
    <dc:date>2018-10-17T10:26:36.520918412</dc:date>
    <meta:editing-duration>PT16M11S</meta:editing-duration>
    <meta:editing-cycles>4</meta:editing-cycles>
    <meta:generator>LibreOffice/6.0.3.2$Linux_X86_64 LibreOffice_project/00m0$Build-2</meta:generator>
    <meta:document-statistic meta:table-count="0" meta:image-count="0" meta:object-count="0" meta:page-count="3" meta:paragraph-count="42" meta:word-count="1083" meta:character-count="7107" meta:non-whitespace-character-count="6066"/>
  </office:meta>
</office:document-meta>
</file>